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5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5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5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670000" calcext:value-type="currency">
            <text:p>R 67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09326.24875" calcext:value-type="float">
            <text:p>R 809,326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180922.16124927" calcext:value-type="float">
            <text:p>R 1,180,922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08751.92415" calcext:value-type="float">
            <text:p>R 308,752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397198.961109697" calcext:value-type="float">
            <text:p>R 397,199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6000" calcext:value-type="currency">
            <text:p>R 36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6000" calcext:value-type="float">
            <text:p>R 36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38340" calcext:value-type="float">
            <text:p>R 38,34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0832.1" calcext:value-type="float">
            <text:p>R 40,832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3486.1865" calcext:value-type="float">
            <text:p>R 43,486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6312.7886225" calcext:value-type="float">
            <text:p>R 46,313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9213.8661465" calcext:value-type="float">
            <text:p>R 219,214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990" calcext:value-type="float">
            <text:p>R 48,99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1887.1344480646" calcext:value-type="float">
            <text:p>R 21,887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1102.5999024687" calcext:value-type="float">
            <text:p>R 41,103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7939.575" calcext:value-type="float">
            <text:p>R 7,94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6500" calcext:value-type="float">
            <text:p>R 106,5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176257.038992428" calcext:value-type="float">
            <text:p>R 176,257</text:p>
          </table:table-cell>
        </table:table-row>
        <table:table-row table:style-name="ro3">
          <table:table-cell office:value-type="string" calcext:value-type="string">
            <text:p>Water tan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16000" calcext:value-type="float">
            <text:p>R 16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142400" calcext:value-type="currency">
            <text:p>R 1,142,4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474789915966386" calcext:value-type="percentage">
            <text:p>-47.5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528620.068027211" calcext:value-type="currency">
            <text:p>R 528,620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454978024285789" calcext:value-type="percentage">
            <text:p>45.5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519978024285789" calcext:value-type="percentage">
            <text:p>52.0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822512.469387755" calcext:value-type="currency">
            <text:p>R 822,512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142400" calcext:value-type="currency">
            <text:p>R 1,142,400</text:p>
          </table:table-cell>
          <table:table-cell table:formula="of:=['Current Financials'.$B$17]/[.X22]" office:value-type="float" office:value="0.525210084033613" calcext:value-type="float">
            <text:p>0.525210084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528620.068027211" calcext:value-type="currency">
            <text:p>R 528,620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10800" calcext:value-type="currency">
            <text:p>R 10,8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33" table:formula="of:=[.$Y$22]*[.L23]" office:value-type="currency" office:currency="ZAR" office:value="5672.26890756303" calcext:value-type="currency">
            <text:p>R 5,672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6327.73109243697" calcext:value-type="currency">
            <text:p>R 6,328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6327.73109243697" calcext:value-type="currency">
            <text:p>R 6,32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0" calcext:value-type="currency">
            <text:p>R 0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0" calcext:value-type="currency">
            <text:p>R 0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43000" calcext:value-type="currency">
            <text:p>R 243,0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33" table:formula="of:=[.$Y$22]*[.L35]" office:value-type="currency" office:currency="ZAR" office:value="127626.050420168" calcext:value-type="currency">
            <text:p>R 127,626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42373.949579832" calcext:value-type="currency">
            <text:p>R 142,374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42373.949579832" calcext:value-type="currency">
            <text:p>R 142,37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670000" calcext:value-type="currency">
            <text:p>R 67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670000" calcext:value-type="currency">
            <text:p>R 67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02000" calcext:value-type="currency">
            <text:p>R 40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02000" calcext:value-type="currency">
            <text:p>R 40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211134.453781513" calcext:value-type="currency">
            <text:p>R 211,134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14716.386554622" calcext:value-type="currency">
            <text:p>R 114,716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67000" calcext:value-type="currency">
            <text:p>R 67,000</text:p>
          </table:table-cell>
          <table:table-cell/>
          <table:table-cell table:style-name="ce40" table:formula="of:=SUM([.AL36:.AU36])" office:value-type="currency" office:currency="ZAR" office:value="181716.386554622" calcext:value-type="currency">
            <text:p>R 181,71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20000" calcext:value-type="currency">
            <text:p>R 120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4000" calcext:value-type="currency">
            <text:p>R 24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63025.2100840336" calcext:value-type="currency">
            <text:p>R 63,025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2605.0420168067" calcext:value-type="currency">
            <text:p>R 12,605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35394.9579831933" calcext:value-type="currency">
            <text:p>R 35,395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5266.106442577" calcext:value-type="currency">
            <text:p>R 25,266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60661.0644257703" calcext:value-type="currency">
            <text:p>R 60,66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H32]/((1+['Current Financials'.$B$18])^([.B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I32]/((1+['Current Financials'.$B$18])^([.C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J32]/((1+['Current Financials'.$B$18])^([.D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K32]/((1+['Current Financials'.$B$18])^([.E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32400" calcext:value-type="currency">
            <text:p>R 32,400</text:p>
          </table:table-cell>
          <table:table-cell table:style-name="ce33" table:formula="of:=[.B38]*0.8" office:value-type="currency" office:currency="ZAR" office:value="28800" calcext:value-type="currency">
            <text:p>R 28,800</text:p>
          </table:table-cell>
          <table:table-cell table:style-name="ce33" table:formula="of:=[.C38]*0.7" office:value-type="currency" office:currency="ZAR" office:value="25200" calcext:value-type="currency">
            <text:p>R 25,200</text:p>
          </table:table-cell>
          <table:table-cell table:style-name="ce33" table:formula="of:=[.D38]*0.6" office:value-type="currency" office:currency="ZAR" office:value="21600" calcext:value-type="currency">
            <text:p>R 21,600</text:p>
          </table:table-cell>
          <table:table-cell table:style-name="ce33" table:formula="of:=[.E38]*0.5" office:value-type="currency" office:currency="ZAR" office:value="18000" calcext:value-type="currency">
            <text:p>R 18,00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126000" calcext:value-type="currency">
            <text:p>R 126,000</text:p>
          </table:table-cell>
          <table:table-cell table:number-columns-repeated="3"/>
          <table:table-cell table:style-name="ce33" table:formula="of:=[.$Y$22]*[.L38]" office:value-type="currency" office:currency="ZAR" office:value="17016.8067226891" calcext:value-type="currency">
            <text:p>R 17,017</text:p>
          </table:table-cell>
          <table:table-cell table:style-name="ce33" table:formula="of:=[.$Y$22]*[.M38]" office:value-type="currency" office:currency="ZAR" office:value="15126.0504201681" calcext:value-type="currency">
            <text:p>R 15,126</text:p>
          </table:table-cell>
          <table:table-cell table:style-name="ce33" table:formula="of:=[.$Y$22]*[.N38]" office:value-type="currency" office:currency="ZAR" office:value="13235.2941176471" calcext:value-type="currency">
            <text:p>R 13,235</text:p>
          </table:table-cell>
          <table:table-cell table:style-name="ce33" table:formula="of:=[.$Y$22]*[.O38]" office:value-type="currency" office:currency="ZAR" office:value="11344.5378151261" calcext:value-type="currency">
            <text:p>R 11,345</text:p>
          </table:table-cell>
          <table:table-cell table:style-name="ce33" table:formula="of:=[.$Y$22]*[.P38]" office:value-type="currency" office:currency="ZAR" office:value="9453.78151260504" calcext:value-type="currency">
            <text:p>R 9,454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18983.1932773109" calcext:value-type="currency">
            <text:p>R 18,983</text:p>
          </table:table-cell>
          <table:table-cell table:style-name="ce33" table:formula="of:=([.B38]-[.AB38])/2" office:value-type="currency" office:currency="ZAR" office:value="10436.974789916" calcext:value-type="currency">
            <text:p>R 10,437</text:p>
          </table:table-cell>
          <table:table-cell table:style-name="ce33" table:formula="of:=([.C38]-[.AC38])/3" office:value-type="currency" office:currency="ZAR" office:value="7588.23529411765" calcext:value-type="currency">
            <text:p>R 7,588</text:p>
          </table:table-cell>
          <table:table-cell table:style-name="ce33" table:formula="of:=([.D38]-[.AD38])/4" office:value-type="currency" office:currency="ZAR" office:value="6163.86554621849" calcext:value-type="currency">
            <text:p>R 6,164</text:p>
          </table:table-cell>
          <table:table-cell table:style-name="ce33" table:formula="of:=([.E38]-[.AE38])/5" office:value-type="currency" office:currency="ZAR" office:value="5309.24369747899" calcext:value-type="currency">
            <text:p>R 5,309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48481.512605042" calcext:value-type="currency">
            <text:p>R 48,48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4000" calcext:value-type="currency">
            <text:p>R 64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33613.4453781513" calcext:value-type="currency">
            <text:p>R 33,613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1064.4257703081" calcext:value-type="currency">
            <text:p>R 21,064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1064.4257703081" calcext:value-type="currency">
            <text:p>R 21,06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4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800" calcext:value-type="currency">
            <text:p>R 36,8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19327.731092437" calcext:value-type="currency">
            <text:p>R 19,328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3336.1344537815" calcext:value-type="currency">
            <text:p>R 13,336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3336.1344537815" calcext:value-type="currency">
            <text:p>R 13,33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2363.44537815126" calcext:value-type="currency">
            <text:p>R 2,363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805.22208883553" calcext:value-type="currency">
            <text:p>R 1,805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805.22208883553" calcext:value-type="currency">
            <text:p>R 1,80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12000" calcext:value-type="currency">
            <text:p>R 12,00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6302.52100840336" calcext:value-type="currency">
            <text:p>R 6,303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3949.57983193277" calcext:value-type="currency">
            <text:p>R 3,95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3949.57983193277" calcext:value-type="currency">
            <text:p>R 3,95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4900" calcext:value-type="currency">
            <text:p>R 4,90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4900" calcext:value-type="currency">
            <text:p>R 4,9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2573.52941176471" calcext:value-type="currency">
            <text:p>R 2,574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1475.49019607843" calcext:value-type="currency">
            <text:p>R 1,475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1475.49019607843" calcext:value-type="currency">
            <text:p>R 1,47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80000" calcext:value-type="currency">
            <text:p>R 80,00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42016.8067226891" calcext:value-type="currency">
            <text:p>R 42,017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28991.5966386555" calcext:value-type="currency">
            <text:p>R 28,992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28991.5966386555" calcext:value-type="currency">
            <text:p>R 28,99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100000" calcext:value-type="currency">
            <text:p>R 100,00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10000" calcext:value-type="currency">
            <text:p>R 10,000</text:p>
          </table:table-cell>
          <table:table-cell/>
          <table:table-cell table:style-name="ce40" table:formula="of:=SUM([.AL89:.AU89])" office:value-type="currency" office:currency="ZAR" office:value="10000" calcext:value-type="currency">
            <text:p>R 10,0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14400" calcext:value-type="currency">
            <text:p>R 14,4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14400" calcext:value-type="currency">
            <text:p>R 14,400</text:p>
          </table:table-cell>
          <table:table-cell table:number-columns-repeated="3"/>
          <table:table-cell table:style-name="ce33" table:formula="of:=[.$Y$22]*[.L90]" office:value-type="currency" office:currency="ZAR" office:value="7563.02521008403" calcext:value-type="currency">
            <text:p>R 7,563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8436.97478991597" calcext:value-type="currency">
            <text:p>R 8,437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8436.97478991597" calcext:value-type="currency">
            <text:p>R 8,43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334000" calcext:value-type="currency">
            <text:p>R 334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065" calcext:value-type="percentage">
            <text:p>6.50%</text:p>
          </table:table-cell>
          <table:table-cell table:style-name="ce19" table:formula="of:=[.C16]+['Current Financials'.$B$18]" office:value-type="percentage" office:value="0.065" calcext:value-type="percentage">
            <text:p>6.50%</text:p>
          </table:table-cell>
          <table:table-cell table:style-name="ce19" table:formula="of:=[.D16]+['Current Financials'.$B$18]" office:value-type="percentage" office:value="0.065" calcext:value-type="percentage">
            <text:p>6.50%</text:p>
          </table:table-cell>
          <table:table-cell table:style-name="ce19" table:formula="of:=[.E16]+['Current Financials'.$B$18]" office:value-type="percentage" office:value="0.065" calcext:value-type="percentage">
            <text:p>6.50%</text:p>
          </table:table-cell>
          <table:table-cell table:style-name="ce19" table:formula="of:=[.F16]+['Current Financials'.$B$18]" office:value-type="percentage" office:value="0.065" calcext:value-type="percentage">
            <text:p>6.50%</text:p>
          </table:table-cell>
          <table:table-cell table:style-name="ce19" table:formula="of:=[.G16]+['Current Financials'.$B$18]" office:value-type="percentage" office:value="0.065" calcext:value-type="percentage">
            <text:p>6.50%</text:p>
          </table:table-cell>
          <table:table-cell table:style-name="ce19" table:formula="of:=[.H16]+['Current Financials'.$B$18]" office:value-type="percentage" office:value="0.065" calcext:value-type="percentage">
            <text:p>6.50%</text:p>
          </table:table-cell>
          <table:table-cell table:style-name="ce19" table:formula="of:=[.I16]+['Current Financials'.$B$18]" office:value-type="percentage" office:value="0.065" calcext:value-type="percentage">
            <text:p>6.50%</text:p>
          </table:table-cell>
          <table:table-cell table:style-name="ce19" table:formula="of:=[.J16]+['Current Financials'.$B$18]" office:value-type="percentage" office:value="0.065" calcext:value-type="percentage">
            <text:p>6.50%</text:p>
          </table:table-cell>
          <table:table-cell table:style-name="ce19" table:formula="of:=[.K16]+['Current Financials'.$B$18]" office:value-type="percentage" office:value="0.065" calcext:value-type="percentage">
            <text:p>6.5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style-name="ce33" table:formula="of:=[.B26]" office:value-type="currency" office:currency="ZAR" office:value="401594.1" calcext:value-type="currency">
            <text:p>R 401,594</text:p>
          </table:table-cell>
          <table:table-cell table:style-name="ce33" table:formula="of:=[.C26]" office:value-type="currency" office:currency="ZAR" office:value="345913.1805" calcext:value-type="currency">
            <text:p>R 345,913</text:p>
          </table:table-cell>
          <table:table-cell table:style-name="ce33" table:formula="of:=[.D26]" office:value-type="currency" office:currency="ZAR" office:value="444152.0402925" calcext:value-type="currency">
            <text:p>R 444,152</text:p>
          </table:table-cell>
          <table:table-cell table:style-name="ce33" table:formula="of:=[.E26]" office:value-type="currency" office:currency="ZAR" office:value="-265081.407308588" calcext:value-type="currency">
            <text:p>R-265,081</text:p>
          </table:table-cell>
          <table:table-cell table:style-name="ce33" table:formula="of:=[.F26]" office:value-type="currency" office:currency="ZAR" office:value="-485695.020828426" calcext:value-type="currency">
            <text:p>R-485,695</text:p>
          </table:table-cell>
          <table:table-cell table:style-name="ce33" table:formula="of:=[.G26]" office:value-type="currency" office:currency="ZAR" office:value="-608599.849994025" calcext:value-type="currency">
            <text:p>R-608,600</text:p>
          </table:table-cell>
          <table:table-cell table:style-name="ce33" table:formula="of:=[.H26]" office:value-type="currency" office:currency="ZAR" office:value="-482689.979235885" calcext:value-type="currency">
            <text:p>R-482,690</text:p>
          </table:table-cell>
          <table:table-cell table:style-name="ce33" table:formula="of:=[.I26]" office:value-type="currency" office:currency="ZAR" office:value="-318201.21828723" calcext:value-type="currency">
            <text:p>R-318,201</text:p>
          </table:table-cell>
          <table:table-cell table:style-name="ce33" table:formula="of:=[.J26]" office:value-type="currency" office:currency="ZAR" office:value="-540329.083824838" calcext:value-type="currency">
            <text:p>R-540,329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50000" calcext:value-type="currency">
            <text:p>R 850,000</text:p>
          </table:table-cell>
          <table:table-cell table:style-name="ce33" table:formula="of:=[.B19]*(1+['Current Financials'.$B$18])" office:value-type="currency" office:currency="ZAR" office:value="905250" calcext:value-type="currency">
            <text:p>R 905,250</text:p>
          </table:table-cell>
          <table:table-cell table:style-name="ce33" table:formula="of:=[.C19]*(1+['Current Financials'.$B$18])" office:value-type="currency" office:currency="ZAR" office:value="964091.25" calcext:value-type="currency">
            <text:p>R 964,091</text:p>
          </table:table-cell>
          <table:table-cell table:style-name="ce33" table:formula="of:=[.D19]*(1+['Current Financials'.$B$18])" office:value-type="currency" office:currency="ZAR" office:value="1026757.18125" calcext:value-type="currency">
            <text:p>R 1,026,757</text:p>
          </table:table-cell>
          <table:table-cell table:style-name="ce33" table:formula="of:=[.E19]*(1+['Current Financials'.$B$18])" office:value-type="currency" office:currency="ZAR" office:value="1093496.39803125" calcext:value-type="currency">
            <text:p>R 1,093,496</text:p>
          </table:table-cell>
          <table:table-cell table:style-name="ce33" table:formula="of:=[.F19]*(1+['Current Financials'.$B$18])" office:value-type="currency" office:currency="ZAR" office:value="1164573.66390328" calcext:value-type="currency">
            <text:p>R 1,164,574</text:p>
          </table:table-cell>
          <table:table-cell table:style-name="ce33" table:formula="of:=[.G19]*(1+['Current Financials'.$B$18])" office:value-type="currency" office:currency="ZAR" office:value="1240270.95205699" calcext:value-type="currency">
            <text:p>R 1,240,271</text:p>
          </table:table-cell>
          <table:table-cell table:style-name="ce33" table:formula="of:=[.H19]*(1+['Current Financials'.$B$18])" office:value-type="currency" office:currency="ZAR" office:value="1320888.5639407" calcext:value-type="currency">
            <text:p>R 1,320,889</text:p>
          </table:table-cell>
          <table:table-cell table:style-name="ce33" table:formula="of:=[.I19]*(1+['Current Financials'.$B$18])" office:value-type="currency" office:currency="ZAR" office:value="1406746.32059684" calcext:value-type="currency">
            <text:p>R 1,406,746</text:p>
          </table:table-cell>
          <table:table-cell table:style-name="ce33" table:formula="of:=[.J19]*(1+['Current Financials'.$B$18])" office:value-type="currency" office:currency="ZAR" office:value="1498184.83143564" calcext:value-type="currency">
            <text:p>R 1,498,185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8450" calcext:value-type="currency">
            <text:p>R 138,450</text:p>
          </table:table-cell>
          <table:table-cell table:style-name="ce33" table:formula="of:=[.C20]*(1+['Current Financials'.$B$18])" office:value-type="currency" office:currency="ZAR" office:value="147449.25" calcext:value-type="currency">
            <text:p>R 147,449</text:p>
          </table:table-cell>
          <table:table-cell table:style-name="ce33" table:formula="of:=[.D20]*(1+['Current Financials'.$B$18])" office:value-type="currency" office:currency="ZAR" office:value="157033.45125" calcext:value-type="currency">
            <text:p>R 157,033</text:p>
          </table:table-cell>
          <table:table-cell table:style-name="ce33" table:formula="of:=[.E20]*(1+['Current Financials'.$B$18])" office:value-type="currency" office:currency="ZAR" office:value="167240.62558125" calcext:value-type="currency">
            <text:p>R 167,241</text:p>
          </table:table-cell>
          <table:table-cell table:style-name="ce33" table:formula="of:=[.F20]*(1+['Current Financials'.$B$18])" office:value-type="currency" office:currency="ZAR" office:value="178111.266244031" calcext:value-type="currency">
            <text:p>R 178,111</text:p>
          </table:table-cell>
          <table:table-cell table:style-name="ce33" table:formula="of:=[.G20]*(1+['Current Financials'.$B$18])" office:value-type="currency" office:currency="ZAR" office:value="189688.498549893" calcext:value-type="currency">
            <text:p>R 189,688</text:p>
          </table:table-cell>
          <table:table-cell table:style-name="ce33" table:formula="of:=[.H20]*(1+['Current Financials'.$B$18])" office:value-type="currency" office:currency="ZAR" office:value="202018.250955636" calcext:value-type="currency">
            <text:p>R 202,018</text:p>
          </table:table-cell>
          <table:table-cell table:style-name="ce33" table:formula="of:=[.I20]*(1+['Current Financials'.$B$18])" office:value-type="currency" office:currency="ZAR" office:value="215149.437267753" calcext:value-type="currency">
            <text:p>R 215,149</text:p>
          </table:table-cell>
          <table:table-cell table:style-name="ce33" table:formula="of:=[.J20]*(1+['Current Financials'.$B$18])" office:value-type="currency" office:currency="ZAR" office:value="229134.150690156" calcext:value-type="currency">
            <text:p>R 229,134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965955" calcext:value-type="currency">
            <text:p>R 965,955</text:p>
          </table:table-cell>
          <table:table-cell table:style-name="ce47" table:formula="of:=[.B21]*(1+[.C17])" office:value-type="currency" office:currency="ZAR" office:value="1028742.075" calcext:value-type="currency">
            <text:p>R 1,028,742</text:p>
          </table:table-cell>
          <table:table-cell table:style-name="ce47" table:formula="of:=[.C21]*(1+[.D17])" office:value-type="currency" office:currency="ZAR" office:value="1095610.309875" calcext:value-type="currency">
            <text:p>R 1,095,610</text:p>
          </table:table-cell>
          <table:table-cell table:style-name="ce47" table:formula="of:=[.D21]*(1+[.E17])" office:value-type="currency" office:currency="ZAR" office:value="1166824.98001687" calcext:value-type="currency">
            <text:p>R 1,166,825</text:p>
          </table:table-cell>
          <table:table-cell table:style-name="ce47" table:formula="of:=[.E21]*(1+[.F17])" office:value-type="currency" office:currency="ZAR" office:value="1242668.60371797" calcext:value-type="currency">
            <text:p>R 1,242,669</text:p>
          </table:table-cell>
          <table:table-cell table:style-name="ce47" table:formula="of:=[.F21]*(1+[.G17])" office:value-type="currency" office:currency="ZAR" office:value="1323442.06295964" calcext:value-type="currency">
            <text:p>R 1,323,442</text:p>
          </table:table-cell>
          <table:table-cell table:style-name="ce47" table:formula="of:=[.G21]*(1+[.H17])" office:value-type="currency" office:currency="ZAR" office:value="1409465.79705202" calcext:value-type="currency">
            <text:p>R 1,409,466</text:p>
          </table:table-cell>
          <table:table-cell table:style-name="ce47" table:formula="of:=[.H21]*(1+[.I17])" office:value-type="currency" office:currency="ZAR" office:value="1501081.0738604" calcext:value-type="currency">
            <text:p>R 1,501,081</text:p>
          </table:table-cell>
          <table:table-cell table:style-name="ce47" table:formula="of:=[.I21]*(1+[.J17])" office:value-type="currency" office:currency="ZAR" office:value="1598651.34366132" calcext:value-type="currency">
            <text:p>R 1,598,651</text:p>
          </table:table-cell>
          <table:table-cell table:style-name="ce47" table:formula="of:=[.J21]*(1+[.K17])" office:value-type="currency" office:currency="ZAR" office:value="1702563.68099931" calcext:value-type="currency">
            <text:p>R 1,702,564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115955" calcext:value-type="currency">
            <text:p>R 115,955</text:p>
          </table:table-cell>
          <table:table-cell table:style-name="ce33" table:formula="of:=[.C21]-[.C19]" office:value-type="currency" office:currency="ZAR" office:value="123492.075" calcext:value-type="currency">
            <text:p>R 123,492</text:p>
          </table:table-cell>
          <table:table-cell table:style-name="ce33" table:formula="of:=[.D21]-[.D19]" office:value-type="currency" office:currency="ZAR" office:value="131519.059875" calcext:value-type="currency">
            <text:p>R 131,519</text:p>
          </table:table-cell>
          <table:table-cell table:style-name="ce33" table:formula="of:=[.E21]-[.E19]" office:value-type="currency" office:currency="ZAR" office:value="140067.798766875" calcext:value-type="currency">
            <text:p>R 140,068</text:p>
          </table:table-cell>
          <table:table-cell table:style-name="ce33" table:formula="of:=[.F21]-[.F19]" office:value-type="currency" office:currency="ZAR" office:value="149172.205686721" calcext:value-type="currency">
            <text:p>R 149,172</text:p>
          </table:table-cell>
          <table:table-cell table:style-name="ce33" table:formula="of:=[.G21]-[.G19]" office:value-type="currency" office:currency="ZAR" office:value="158868.399056359" calcext:value-type="currency">
            <text:p>R 158,868</text:p>
          </table:table-cell>
          <table:table-cell table:style-name="ce33" table:formula="of:=[.H21]-[.H19]" office:value-type="currency" office:currency="ZAR" office:value="169194.844995026" calcext:value-type="currency">
            <text:p>R 169,195</text:p>
          </table:table-cell>
          <table:table-cell table:style-name="ce33" table:formula="of:=[.I21]-[.I19]" office:value-type="currency" office:currency="ZAR" office:value="180192.509919697" calcext:value-type="currency">
            <text:p>R 180,193</text:p>
          </table:table-cell>
          <table:table-cell table:style-name="ce33" table:formula="of:=[.J21]-[.J19]" office:value-type="currency" office:currency="ZAR" office:value="191905.023064482" calcext:value-type="currency">
            <text:p>R 191,905</text:p>
          </table:table-cell>
          <table:table-cell table:style-name="ce33" table:formula="of:=[.K21]-[.K19]" office:value-type="currency" office:currency="ZAR" office:value="204378.849563668" calcext:value-type="currency">
            <text:p>R 204,379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35.011078796576" calcext:value-type="float">
            <text:p>35.0</text:p>
          </table:table-cell>
          <table:table-cell table:style-name="ce48" table:formula="of:=IF([.F18]&gt;=[.F25];0;([.F25]-[.F18])/([.F22]/12))" office:value-type="float" office:value="49.8869974249868" calcext:value-type="float">
            <text:p>49.9</text:p>
          </table:table-cell>
          <table:table-cell table:style-name="ce48" table:formula="of:=IF([.G18]&gt;=[.G25];0;([.G25]-[.G18])/([.G22]/12))" office:value-type="float" office:value="56.3493929296343" calcext:value-type="float">
            <text:p>56.3</text:p>
          </table:table-cell>
          <table:table-cell table:style-name="ce48" table:formula="of:=IF([.H18]&gt;=[.H25];0;([.H25]-[.H18])/([.H22]/12))" office:value-type="float" office:value="44.7167513497678" calcext:value-type="float">
            <text:p>44.7</text:p>
          </table:table-cell>
          <table:table-cell table:style-name="ce48" table:formula="of:=IF([.I18]&gt;=[.I25];0;([.I25]-[.I18])/([.I22]/12))" office:value-type="float" office:value="32.1449529362345" calcext:value-type="float">
            <text:p>32.1</text:p>
          </table:table-cell>
          <table:table-cell table:style-name="ce48" table:formula="of:=IF([.J18]&gt;=[.J25];0;([.J25]-[.J18])/([.J22]/12))" office:value-type="float" office:value="44.7346401656122" calcext:value-type="float">
            <text:p>44.7</text:p>
          </table:table-cell>
          <table:table-cell table:style-name="ce48" table:formula="of:=IF([.K18]&gt;=[.K25];0;([.K25]-[.K18])/([.K22]/12))" office:value-type="float" office:value="111.411231922534" calcext:value-type="float">
            <text:p>111.4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334000" calcext:value-type="currency">
            <text:p>R 334,000</text:p>
          </table:table-cell>
          <table:table-cell table:style-name="ce33" table:formula="of:=SUM(['Ten Year Plan'.H$16:'Ten Year Plan'.H$87])" office:value-type="currency" office:currency="ZAR" office:value="193830" calcext:value-type="currency">
            <text:p>R 193,830</text:p>
          </table:table-cell>
          <table:table-cell table:style-name="ce33" table:formula="of:=SUM(['Ten Year Plan'.I$16:'Ten Year Plan'.I$87])" office:value-type="currency" office:currency="ZAR" office:value="48771.675" calcext:value-type="currency">
            <text:p>R 48,772</text:p>
          </table:table-cell>
          <table:table-cell table:style-name="ce33" table:formula="of:=SUM(['Ten Year Plan'.J$16:'Ten Year Plan'.J$87])" office:value-type="currency" office:currency="ZAR" office:value="852812.43525" calcext:value-type="currency">
            <text:p>R 852,812</text:p>
          </table:table-cell>
          <table:table-cell table:style-name="ce33" table:formula="of:=SUM(['Ten Year Plan'.K$16:'Ten Year Plan'.K$87])" office:value-type="currency" office:currency="ZAR" office:value="355064.7127725" calcext:value-type="currency">
            <text:p>R 355,065</text:p>
          </table:table-cell>
          <table:table-cell table:style-name="ce33" table:formula="of:=SUM(['Ten Year Plan'.L$16:'Ten Year Plan'.L$87])" office:value-type="currency" office:currency="ZAR" office:value="260316.466048969" calcext:value-type="currency">
            <text:p>R 260,316</text:p>
          </table:table-cell>
          <table:table-cell table:style-name="ce33" table:formula="of:=SUM(['Ten Year Plan'.M$16:'Ten Year Plan'.M$87])" office:value-type="currency" office:currency="ZAR" office:value="21887.1344480646" calcext:value-type="currency">
            <text:p>R 21,887</text:p>
          </table:table-cell>
          <table:table-cell table:style-name="ce3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33" table:formula="of:=SUM(['Ten Year Plan'.O$16:'Ten Year Plan'.O$87])" office:value-type="currency" office:currency="ZAR" office:value="397198.961109697" calcext:value-type="currency">
            <text:p>R 397,199</text:p>
          </table:table-cell>
          <table:table-cell table:style-name="ce33" table:formula="of:=SUM(['Ten Year Plan'.P$16:'Ten Year Plan'.P$87])" office:value-type="currency" office:currency="ZAR" office:value="1357179.2002417" calcext:value-type="currency">
            <text:p>R 1,357,179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401594.1" calcext:value-type="currency">
            <text:p>R 401,594</text:p>
          </table:table-cell>
          <table:table-cell table:style-name="ce50" table:formula="of:=[.C18]+[.C22]-[.C25]+(2*[.C18]+[.C22]-[.C25])/2*['Current Financials'.$B$19]" office:value-type="currency" office:currency="ZAR" office:value="345913.1805" calcext:value-type="currency">
            <text:p>R 345,913</text:p>
          </table:table-cell>
          <table:table-cell table:style-name="ce50" table:formula="of:=[.D18]+[.D22]-[.D25]+(2*[.D18]+[.D22]-[.D25])/2*['Current Financials'.$B$19]" office:value-type="currency" office:currency="ZAR" office:value="444152.0402925" calcext:value-type="currency">
            <text:p>R 444,152</text:p>
          </table:table-cell>
          <table:table-cell table:style-name="ce50" table:formula="of:=[.E18]+[.E22]-[.E25]+(2*[.E18]+[.E22]-[.E25])/2*['Current Financials'.$B$19]" office:value-type="currency" office:currency="ZAR" office:value="-265081.407308588" calcext:value-type="currency">
            <text:p>R-265,081</text:p>
          </table:table-cell>
          <table:table-cell table:style-name="ce50" table:formula="of:=[.F18]+[.F22]-[.F25]+(2*[.F18]+[.F22]-[.F25])/2*['Current Financials'.$B$19]" office:value-type="currency" office:currency="ZAR" office:value="-485695.020828426" calcext:value-type="currency">
            <text:p>R-485,695</text:p>
          </table:table-cell>
          <table:table-cell table:style-name="ce50" table:formula="of:=[.G18]+[.G22]-[.G25]+(2*[.G18]+[.G22]-[.G25])/2*['Current Financials'.$B$19]" office:value-type="currency" office:currency="ZAR" office:value="-608599.849994025" calcext:value-type="currency">
            <text:p>R-608,600</text:p>
          </table:table-cell>
          <table:table-cell table:style-name="ce50" table:formula="of:=[.H18]+[.H22]-[.H25]+(2*[.H18]+[.H22]-[.H25])/2*['Current Financials'.$B$19]" office:value-type="currency" office:currency="ZAR" office:value="-482689.979235885" calcext:value-type="currency">
            <text:p>R-482,690</text:p>
          </table:table-cell>
          <table:table-cell table:style-name="ce50" table:formula="of:=[.I18]+[.I22]-[.I25]+(2*[.I18]+[.I22]-[.I25])/2*['Current Financials'.$B$19]" office:value-type="currency" office:currency="ZAR" office:value="-318201.21828723" calcext:value-type="currency">
            <text:p>R-318,201</text:p>
          </table:table-cell>
          <table:table-cell table:style-name="ce50" table:formula="of:=[.J18]+[.J22]-[.J25]+(2*[.J18]+[.J22]-[.J25])/2*['Current Financials'.$B$19]" office:value-type="currency" office:currency="ZAR" office:value="-540329.083824838" calcext:value-type="currency">
            <text:p>R-540,329</text:p>
          </table:table-cell>
          <table:table-cell table:style-name="ce50" table:formula="of:=[.K18]+[.K22]-[.K25]+(2*[.K18]+[.K22]-[.K25])/2*['Current Financials'.$B$19]" office:value-type="currency" office:currency="ZAR" office:value="-1737798.60486942" calcext:value-type="currency">
            <text:p>R-1,737,799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5.66956376470588" calcext:value-type="float">
            <text:p>5.7</text:p>
          </table:table-cell>
          <table:table-cell table:style-name="ce51" table:formula="of:=[.C26]/[.C19]*12" office:value-type="float" office:value="4.58542741342171" calcext:value-type="float">
            <text:p>4.6</text:p>
          </table:table-cell>
          <table:table-cell table:style-name="ce51" table:formula="of:=[.D26]/[.D19]*12" office:value-type="float" office:value="5.52834027226157" calcext:value-type="float">
            <text:p>5.5</text:p>
          </table:table-cell>
          <table:table-cell table:style-name="ce51" table:formula="of:=[.E26]/[.E19]*12" office:value-type="float" office:value="-3.09808097356617" calcext:value-type="float">
            <text:p>-3.1</text:p>
          </table:table-cell>
          <table:table-cell table:style-name="ce51" table:formula="of:=[.F26]/[.F19]*12" office:value-type="float" office:value="-5.3300040680834" calcext:value-type="float">
            <text:p>-5.3</text:p>
          </table:table-cell>
          <table:table-cell table:style-name="ce51" table:formula="of:=[.G26]/[.G19]*12" office:value-type="float" office:value="-6.27113460169647" calcext:value-type="float">
            <text:p>-6.3</text:p>
          </table:table-cell>
          <table:table-cell table:style-name="ce51" table:formula="of:=[.H26]/[.H19]*12" office:value-type="float" office:value="-4.67017286926225" calcext:value-type="float">
            <text:p>-4.7</text:p>
          </table:table-cell>
          <table:table-cell table:style-name="ce51" table:formula="of:=[.I26]/[.I19]*12" office:value-type="float" office:value="-2.89079239815281" calcext:value-type="float">
            <text:p>-2.9</text:p>
          </table:table-cell>
          <table:table-cell table:style-name="ce51" table:formula="of:=[.J26]/[.J19]*12" office:value-type="float" office:value="-4.60918142167034" calcext:value-type="float">
            <text:p>-4.6</text:p>
          </table:table-cell>
          <table:table-cell table:style-name="ce51" table:formula="of:=[.K26]/[.K19]*12" office:value-type="float" office:value="-13.9192326746828" calcext:value-type="float">
            <text:p>-13.9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50000" calcext:value-type="currency">
            <text:p>R 85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115955" calcext:value-type="currency">
            <text:p>R 115,955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965955" calcext:value-type="currency">
            <text:p>R 965,955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120041823894488" calcext:value-type="percentage">
            <text:p>12.0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065" calcext:value-type="percentage">
            <text:p>6.5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42400" calcext:value-type="currency">
            <text:p>R 1,142,4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542400" calcext:value-type="currency">
            <text:p>R-542,4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474789915966386" calcext:value-type="percentage">
            <text:p>-47.5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01594.1" calcext:value-type="currency">
            <text:p>R 401,59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22512.469387755" calcext:value-type="currency">
            <text:p>R 822,512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20918.369387755" calcext:value-type="currency">
            <text:p>R-420,918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511747098133442" calcext:value-type="percentage">
            <text:p>-51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3306765" calcext:value-type="percentage">
            <text:p>-33.1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5.66956376470588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09:43:28.342732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5T10:02:05.566078487</dc:date>
    <meta:editing-duration>PT20H24M58S</meta:editing-duration>
    <meta:editing-cycles>75</meta:editing-cycles>
    <meta:generator>LibreOffice/5.0.6.2$Linux_X86_64 LibreOffice_project/00$Build-2</meta:generator>
    <meta:document-statistic meta:table-count="6" meta:cell-count="4165" meta:object-count="0"/>
  </office:meta>
</office:document-meta>
</file>